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WW8Num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WW8Num3">
      <style:text-properties style:font-name="Calibri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WW8Num2">
      <style:text-properties style:font-name="Arial1" fo:font-size="10pt" style:font-size-asian="10pt" style:font-name-complex="Arial2" style:font-size-complex="10pt"/>
    </style:style>
    <style:style style:name="P16" style:family="paragraph" style:parent-style-name="Standard" style:list-style-name="WW8Num3"/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text-underline-style="none" style:font-size-asian="10pt" style:font-size-complex="10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1" fo:font-weight="normal" style:font-weight-asian="normal" style:font-name-complex="Arial2" style:font-weight-complex="normal"/>
    </style:style>
    <style:style style:name="T11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12" style:family="text">
      <style:text-properties style:font-name="Arial1" fo:font-weight="bold" style:font-weight-asian="bold" style:font-name-complex="Arial2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Kevin Welsh</text:span><text:span text:style-name="T2"><text:line-break/>30 Centennial Ave NW</text:span></text:p>
      <text:p text:style-name="P2">Grand Rapids, MI 49504</text:p>
      <text:p text:style-name="P6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4">OBJECTIVE:</text:p>
      <text:p text:style-name="P1">BSSE College fifth year student 4 credits short of graduation looking for the opportunity of a full time job to develop myself as a software developer.<text:tab/><text:tab/> <text:tab/><text:tab/></text:p>
      <text:p text:style-name="P1"/>
      <text:p text:style-name="P1"><text:tab/><text:tab/><text:tab/></text:p>
      <text:p text:style-name="P4">EDUCATION:</text:p>
      <text:p text:style-name="P1">Bachelor of Science in Software Engineering, December 2011</text:p>
      <text:p text:style-name="P1">Michigan Technological University<text:tab/><text:tab/> <text:tab/><text:tab/><text:tab/><text:tab/><text:tab/></text:p>
      <text:p text:style-name="P4"/>
      <text:p text:style-name="P4"/>
      <text:p text:style-name="P4">RELEVANT COURSEWORK:</text:p>
      <text:section text:style-name="Sect1" text:name="Section2">
        <text:p text:style-name="P1">Intro to Programming I</text:p>
        <text:p text:style-name="P1">Intro to Programming II</text:p>
        <text:p text:style-name="P1">C for Java Programmers</text:p>
        <text:p text:style-name="P1">Discrete Structures</text:p>
        <text:p text:style-name="P1">Data Structures</text:p>
        <text:p text:style-name="P1">Ethical &amp; Social Aspects of Computer Science</text:p>
        <text:p text:style-name="P1">Team Software Project</text:p>
        <text:p text:style-name="P1">Formal Models of Computation</text:p>
        <text:p text:style-name="P1">Concurrent Computing</text:p>
        <text:p text:style-name="P1">Systems Programming</text:p>
        <text:p text:style-name="P1">Computer Organization</text:p>
        <text:p text:style-name="P1">Programming Languages</text:p>
        <text:p text:style-name="P1">Intro to Algorithms</text:p>
        <text:p text:style-name="P1">Operating Systems</text:p>
        <text:p text:style-name="P1">Database Systems</text:p>
        <text:p text:style-name="P1">Software Quality Assurance</text:p>
        <text:p text:style-name="P1">Human Computer Interactions</text:p>
        <text:p text:style-name="P1">Senior Software Engineering Project I</text:p>
        <text:p text:style-name="P1">Computer Graphics</text:p>
        <text:p text:style-name="P1">Linear Algebra</text:p>
        <text:p text:style-name="P1"/>
      </text:section>
      <text:p text:style-name="P1"/>
      <text:p text:style-name="P1"/>
      <text:section text:style-name="Sect2" text:name="Section1">
        <text:p text:style-name="P4">RELEVENT PROJECT EXPERIENCE:</text:p>
        <text:p text:style-name="P5"><text:span text:style-name="T8"><text:tab/></text:span><text:span text:style-name="T7">Most Recent Employment: Grand Rapids, MI<text:tab/><text:tab/>May 2010-Present</text:span></text:p>
        <text:list xml:id="list1081564149" text:style-name="WW8Num2">
          <text:list-header>
            <text:p text:style-name="P11">Holy Spirit Grade School Networking</text:p>
            <text:list>
              <text:list-item>
                <text:p text:style-name="P15">Retrofit computers from Windows to Linux operation system; integrate to existing network to provide computer access to primary grades (who had not previously had access to any computers).</text:p>
              </text:list-item>
              <text:list-item>
                <text:p text:style-name="P15">Maintain and provide technical support for all network computers.</text:p>
              </text:list-item>
              <text:list-item>
                <text:p text:style-name="P15">Part of the Technological Committee responsible for integrating newer technologies such as Apple iPads and cloud services into the current infrastructure.</text:p>
              </text:list-item>
            </text:list>
          </text:list-header>
        </text:list>
        <text:p text:style-name="P3"/>
        <text:p text:style-name="P3"><text:tab/>Michigan Tech Undergraduate Projects<text:tab/><text:tab/>January <text:s/>2009-December 2011 </text:p>
        <text:p text:style-name="P1"><text:span text:style-name="T9"><text:tab/>Fall 2011: </text:span><text:span text:style-name="T8">File System Analyzer</text:span><text:span text:style-name="T9"><text:line-break/><text:tab/><text:tab/>A C program that traverses a file system, gathering large amounts of data and making <text:tab/><text:tab/>graphs from the data collected.</text:span></text:p>
        <text:p text:style-name="P10"/>
        <text:p text:style-name="P1"><text:span text:style-name="T9"><text:tab/>Fall 2011: </text:span><text:span text:style-name="T8">Soil Time!</text:span></text:p>
        <text:p text:style-name="P1"><text:span text:style-name="T8"><text:tab/><text:tab/></text:span><text:span text:style-name="T9">An educational strategy game coded in C that lets players choose plants and farming <text:tab/><text:tab/>techniques to use on their farmland. The graphical user interface was coded in GTK. </text:span></text:p>
        <text:p text:style-name="P10"/>
        <text:p text:style-name="P1"><text:span text:style-name="T9"><text:tab/>Spring 2011: </text:span><text:span text:style-name="T8">File Inspector</text:span></text:p>
        <text:p text:style-name="P1"><text:span text:style-name="T8"><text:tab/><text:tab/></text:span><text:span text:style-name="T9">A Ruby program that analyzes Ruby files and reports back relevant information. It uses <text:tab/><text:tab/>the Ruby Introspection API. </text:span></text:p>
        <text:p text:style-name="P10"/>
        <text:p text:style-name="P1"><text:soft-page-break/><text:span text:style-name="T9"><text:tab/>Spring 2010:</text:span><text:span text:style-name="T8"> Phone2Phone</text:span><text:line-break/><text:tab/><text:tab/>An Android OS program that transfers files via Bluetooth. Focused on providing a <text:tab/><text:tab/>coherent, clean graphical user interface.</text:p>
        <text:p text:style-name="P3"/>
        <text:p text:style-name="P1"><text:span text:style-name="T9"><text:tab/>Spring 2010:</text:span><text:span text:style-name="T8"> Where Am I?<text:tab/><text:tab/></text:span><text:line-break/><text:tab/><text:tab/>An Android OS program that contains a database of common locations and uses GPS to <text:tab/><text:tab/>give directions to those custom locations.</text:p>
        <text:p text:style-name="P1"/>
        <text:p text:style-name="P1"><text:tab/>Fall 2009: <text:span text:style-name="T8">Santa's Little Helpers</text:span></text:p>
        <text:p text:style-name="P1"><text:span text:style-name="T12"><text:tab/><text:tab/></text:span><text:span text:style-name="T10">A</text:span><text:span text:style-name="T11"> </text:span><text:span text:style-name="T10">C++</text:span><text:span text:style-name="T11"> </text:span><text:span text:style-name="T10">program</text:span><text:span text:style-name="T11"> </text:span><text:span text:style-name="T10">that</text:span><text:span text:style-name="T11"> </text:span><text:span text:style-name="T10">implements</text:span><text:span text:style-name="T11"> modern </text:span><text:span text:style-name="T10">threading</text:span><text:span text:style-name="T11"> techniques </text:span><text:span text:style-name="T10">to</text:span><text:span text:style-name="T11"> </text:span><text:span text:style-name="T10">coordinate</text:span><text:span text:style-name="T11"> </text:span><text:span text:style-name="T10">elves,</text:span><text:span text:style-name="T11"> <text:tab/><text:tab/></text:span><text:span text:style-name="T10">reindeer,</text:span><text:span text:style-name="T11"> </text:span><text:span text:style-name="T10">and</text:span><text:span text:style-name="T11"> </text:span><text:span text:style-name="T10">Santa</text:span><text:span text:style-name="T11"> </text:span><text:span text:style-name="T10">(object</text:span><text:span text:style-name="T11"> </text:span><text:span text:style-name="T10">classes) as they simulate delivering toys.</text:span></text:p>
        <text:p text:style-name="P1"/>
        <text:p text:style-name="P4"/>
        <text:p text:style-name="P4">TECHNICAL EXPERIENCE:</text:p>
        <text:list xml:id="list761569366" text:style-name="WW8Num3">
          <text:list-item>
            <text:p text:style-name="P16"><text:span text:style-name="T3">Languages</text:span><text:span text:style-name="T2">: C, C++, Java, Java Android Development, SQL, C#, Ruby, Visual Basic, Assembly, LISP, and eager to learn others</text:span></text:p>
          </text:list-item>
          <text:list-item>
            <text:p text:style-name="P16"><text:span text:style-name="T4">Software</text:span><text:span text:style-name="T2">: Windows Office Suite, Git Version Control, Visual Studio 2010, Libre Office, Eclipse IDE, Anjuta IDE, Qt Toolkit, GTK Toolkit, GNUPlot</text:span></text:p>
          </text:list-item>
          <text:list-item>
            <text:p text:style-name="P16"><text:span text:style-name="T4">Platforms</text:span><text:span text:style-name="T2">: Windows, Linux, Unix, Mac OS</text:span></text:p>
          </text:list-item>
          <text:list-item>
            <text:p text:style-name="P14"><text:span text:style-name="T5">Concepts</text:span><text:span text:style-name="T2">: </text:span><text:span text:style-name="T6">Software Testing, Object-Oriented Programming, Procedural Programming, Threading, Integrated Development Environments, Databases, Algorithms, Software Design, Interface Design</text:span></text:p>
          </text:list-item>
        </text:list>
        <text:p text:style-name="P4"/>
        <text:p text:style-name="P4"/>
        <text:p text:style-name="P4">OTHER ACTIVITIES &amp; HOBBIES:</text:p>
        <text:list xml:id="list19398924661" text:style-name="WW8Num1">
          <text:list-item>
            <text:p text:style-name="P9">Playing video games (Xbox 360, PS3, PC, Android)</text:p>
          </text:list-item>
          <text:list-item>
            <text:p text:style-name="P9">Trouble-shooting computers</text:p>
          </text:list-item>
          <text:list-item>
            <text:p text:style-name="P9">Hockey</text:p>
          </text:list-item>
          <text:list-item>
            <text:p text:style-name="P9">Personal coding projects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7-31T18:44:12</dc:date>
    <meta:editing-cycles>121</meta:editing-cycles>
    <meta:editing-duration>PT3H44M53S</meta:editing-duration>
    <meta:generator>LibreOffice/3.4$Unix LibreOffice_project/340m1$Build-502</meta:generator>
    <dc:creator>Kevin Welsh</dc:creator>
    <meta:document-statistic meta:table-count="0" meta:image-count="0" meta:object-count="0" meta:page-count="2" meta:paragraph-count="56" meta:word-count="441" meta:character-count="3072" meta:non-whitespace-character-count="2641"/>
    <meta:user-defined meta:name="Info 1"/>
    <meta:user-defined meta:name="Info 2"/>
    <meta:user-defined meta:name="Info 3"/>
    <meta:user-defined meta:name="Info 4"/>
  </office:meta>
</office:document-meta>
</file>